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2.0pt" fo:color="#43c0a0" fo:background-color="#1c222a"/>
    </style:style>
    <style:style style:name="P2" style:family="paragraph" style:parent-style-name="Standard">
      <style:text-properties style:font-name="Menlo" fo:font-size="12.0pt" fo:color="#4689cc" fo:background-color="#1c222a"/>
    </style:style>
    <style:style style:name="P3" style:family="paragraph" style:parent-style-name="Standard">
      <style:text-properties style:font-name="Menlo" fo:font-size="12.0pt" fo:color="#cacaca"/>
    </style:style>
    <style:style style:name="P4" style:family="paragraph" style:parent-style-name="Standard">
      <style:text-properties style:font-name="Menlo" fo:font-size="12.0pt" fo:color="#598a43" fo:background-color="#1c222a"/>
    </style:style>
    <style:style style:name="P5" style:family="paragraph" style:parent-style-name="Standard">
      <style:text-properties style:font-name="Menlo" fo:font-size="12.0pt" fo:color="#8cd3fe" fo:background-color="#1c222a"/>
    </style:style>
    <style:style style:name="P6" style:family="paragraph" style:parent-style-name="Standard">
      <style:text-properties style:font-name="Menlo" fo:font-size="12.0pt" fo:color="#cacaca" fo:background-color="#1c222a"/>
    </style:style>
    <style:style style:name="P7" style:family="paragraph" style:parent-style-name="Standard">
      <style:text-properties style:font-name="Menlo" fo:font-size="12.0pt" fo:color="#c27e65" fo:background-color="#1c222a"/>
    </style:style>
    <style:style style:name="T1" style:family="text">
      <style:text-properties fo:letter-spacing="0.0000in" fo:color="#4689cc"/>
    </style:style>
    <style:style style:name="T2" style:family="text">
      <style:text-properties fo:letter-spacing="0.0000in" fo:color="#cacaca"/>
    </style:style>
    <style:style style:name="T3" style:family="text">
      <style:text-properties fo:letter-spacing="0.0000in"/>
    </style:style>
    <style:style style:name="T4" style:family="text">
      <style:text-properties fo:letter-spacing="0.0000in" fo:color="#43c0a0"/>
    </style:style>
    <style:style style:name="T5" style:family="text">
      <style:text-properties fo:letter-spacing="0.0000in" fo:color="#8cd3fe"/>
    </style:style>
    <style:style style:name="T6" style:family="text">
      <style:text-properties fo:font-weight="bold" fo:font-weight-asian="bold" fo:font-weight-complex="bold" fo:letter-spacing="0.0000in" fo:color="#43c0a0"/>
    </style:style>
    <style:style style:name="T7" style:family="text">
      <style:text-properties fo:letter-spacing="0.0000in" fo:color="#d4d69a"/>
    </style:style>
    <style:style style:name="T8" style:family="text">
      <style:text-properties fo:letter-spacing="0.0000in" fo:color="#b76fb3"/>
    </style:style>
    <style:style style:name="T9" style:family="text">
      <style:text-properties fo:font-weight="bold" fo:font-weight-asian="bold" fo:font-weight-complex="bold" fo:letter-spacing="0.0000in"/>
    </style:style>
    <style:style style:name="T10" style:family="text">
      <style:text-properties fo:letter-spacing="0.0000in" fo:color="#a7c598"/>
    </style:style>
    <style:style style:name="T11" style:family="text">
      <style:text-properties fo:font-style="italic" fo:font-style-asian="italic" fo:font-style-complex="italic" fo:letter-spacing="0.0000in" fo:color="#d4d69a"/>
    </style:style>
    <style:style style:name="T12" style:family="text">
      <style:text-properties fo:font-weight="bold" fo:font-weight-asian="bold" fo:font-weight-complex="bold" fo:letter-spacing="0.0000in" fo:color="#8cd3fe"/>
    </style:style>
    <style:style style:name="T13" style:family="text">
      <style:text-properties fo:letter-spacing="0.0000in" fo:color="#c27e65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</text:span><text:span text:style-name="T2"><text:s/></text:span><text:span text:style-name="T3">java</text:span><text:span text:style-name="T2">.</text:span><text:span text:style-name="T3">util</text:span><text:span text:style-name="T2">.*;</text:span></text:p>
      <text:p text:style-name="P2"><text:span text:style-name="T3">import</text:span><text:span text:style-name="T2"><text:s/></text:span><text:span text:style-name="T4">java</text:span><text:span text:style-name="T2">.</text:span><text:span text:style-name="T4">io</text:span><text:span text:style-name="T2">.*;</text:span></text:p>
      <text:p text:style-name="P1"><text:span text:style-name="T1">import</text:span><text:span text:style-name="T2"><text:s/></text:span><text:span text:style-name="T3">java</text:span><text:span text:style-name="T2">.</text:span><text:span text:style-name="T3">math</text:span><text:span text:style-name="T2">.*;</text:span></text:p>
      <text:p text:style-name="P3"><text:span text:style-name="T3"/></text:p>
      <text:p text:style-name="P4"><text:span text:style-name="T3">/**</text:span></text:p>
      <text:p text:style-name="P4"><text:span text:style-name="T3"><text:s/>* Auto-generated code below aims at helping you parse</text:span></text:p>
      <text:p text:style-name="P4"><text:span text:style-name="T3"><text:s/>* the standard input according to the problem statement.</text:span></text:p>
      <text:p text:style-name="P4"><text:span text:style-name="T3"><text:s/>**/</text:span></text:p>
      <text:p text:style-name="P3"><text:span text:style-name="T3"/></text:p>
      <text:p text:style-name="P2"><text:span text:style-name="T3">class</text:span><text:span text:style-name="T2"><text:s/></text:span><text:span text:style-name="T4">Card</text:span><text:span text:style-name="T2"><text:s/>{</text:span></text:p>
      <text:p text:style-name="P5"><text:span text:style-name="T2"><text:s text:c="4"/></text:span><text:span text:style-name="T4">int</text:span><text:span text:style-name="T2"><text:s/></text:span><text:span text:style-name="T3">cardNumber</text:span><text:span text:style-name="T2">;</text:span></text:p>
      <text:p text:style-name="P5"><text:span text:style-name="T2"><text:s text:c="4"/></text:span><text:span text:style-name="T4">int</text:span><text:span text:style-name="T2"><text:s/></text:span><text:span text:style-name="T3">instanceId</text:span><text:span text:style-name="T2">;</text:span></text:p>
      <text:p text:style-name="P5"><text:span text:style-name="T2"><text:s text:c="4"/></text:span><text:span text:style-name="T4">int</text:span><text:span text:style-name="T2"><text:s/></text:span><text:span text:style-name="T3">location</text:span><text:span text:style-name="T2">;</text:span></text:p>
      <text:p text:style-name="P5"><text:span text:style-name="T2"><text:s text:c="4"/></text:span><text:span text:style-name="T4">int</text:span><text:span text:style-name="T2"><text:s/></text:span><text:span text:style-name="T3">cardType</text:span><text:span text:style-name="T2">; </text:span></text:p>
      <text:p text:style-name="P6"><text:span text:style-name="T3"><text:s text:c="4"/></text:span><text:span text:style-name="T4">int</text:span><text:span text:style-name="T3"><text:s/></text:span><text:span text:style-name="T5">cost</text:span><text:span text:style-name="T3">;</text:span></text:p>
      <text:p text:style-name="P6"><text:span text:style-name="T3"><text:s text:c="4"/></text:span><text:span text:style-name="T4">int</text:span><text:span text:style-name="T3"><text:s/></text:span><text:span text:style-name="T5">attack</text:span><text:span text:style-name="T3">;</text:span></text:p>
      <text:p text:style-name="P5"><text:span text:style-name="T2"><text:s text:c="4"/></text:span><text:span text:style-name="T4">int</text:span><text:span text:style-name="T2"><text:s/></text:span><text:span text:style-name="T3">defense</text:span><text:span text:style-name="T2">;</text:span></text:p>
      <text:p text:style-name="P5"><text:span text:style-name="T2"><text:s text:c="4"/></text:span><text:span text:style-name="T6">String</text:span><text:span text:style-name="T2"><text:s/></text:span><text:span text:style-name="T3">abilities</text:span><text:span text:style-name="T2">;</text:span></text:p>
      <text:p text:style-name="P5"><text:span text:style-name="T2"><text:s text:c="4"/></text:span><text:span text:style-name="T4">int</text:span><text:span text:style-name="T2"><text:s/></text:span><text:span text:style-name="T3">myHealthChange</text:span><text:span text:style-name="T2">;</text:span></text:p>
      <text:p text:style-name="P5"><text:span text:style-name="T2"><text:s text:c="4"/></text:span><text:span text:style-name="T4">int</text:span><text:span text:style-name="T2"><text:s/></text:span><text:span text:style-name="T3">opponentHealthChange</text:span><text:span text:style-name="T2">; </text:span></text:p>
      <text:p text:style-name="P5"><text:span text:style-name="T2"><text:s text:c="4"/></text:span><text:span text:style-name="T4">int</text:span><text:span text:style-name="T2"><text:s/></text:span><text:span text:style-name="T3">cardDraw</text:span><text:span text:style-name="T2">;</text:span></text:p>
      <text:p text:style-name="P3"><text:span text:style-name="T3"/></text:p>
      <text:p text:style-name="P5"><text:span text:style-name="T2"><text:s text:c="4"/></text:span><text:span text:style-name="T1">public</text:span><text:span text:style-name="T2"><text:s/></text:span><text:span text:style-name="T7">Card</text:span><text:span text:style-name="T2">(</text:span><text:span text:style-name="T4">int</text:span><text:span text:style-name="T2"><text:s/></text:span><text:span text:style-name="T3">cardNumber</text:span><text:span text:style-name="T2">, </text:span><text:span text:style-name="T4">int</text:span><text:span text:style-name="T2"><text:s/></text:span><text:span text:style-name="T3">instanceId</text:span><text:span text:style-name="T2">, </text:span><text:span text:style-name="T4">int</text:span><text:span text:style-name="T2"><text:s/></text:span><text:span text:style-name="T3">location</text:span><text:span text:style-name="T2">, </text:span><text:span text:style-name="T4">int</text:span><text:span text:style-name="T2"><text:s/></text:span><text:span text:style-name="T3">cardType</text:span><text:span text:style-name="T2">, </text:span><text:span text:style-name="T4">int</text:span><text:span text:style-name="T2"><text:s/></text:span><text:span text:style-name="T3">cost</text:span><text:span text:style-name="T2">,</text:span></text:p>
      <text:p text:style-name="P5"><text:span text:style-name="T2"><text:s text:c="12"/></text:span><text:span text:style-name="T4">int</text:span><text:span text:style-name="T2"><text:s/></text:span><text:span text:style-name="T3">attack</text:span><text:span text:style-name="T2">, </text:span><text:span text:style-name="T4">int</text:span><text:span text:style-name="T2"><text:s/></text:span><text:span text:style-name="T3">defense</text:span><text:span text:style-name="T2">, </text:span><text:span text:style-name="T6">String</text:span><text:span text:style-name="T2"><text:s/></text:span><text:span text:style-name="T3">abilities</text:span><text:span text:style-name="T2">, </text:span><text:span text:style-name="T4">int</text:span><text:span text:style-name="T2"><text:s/></text:span><text:span text:style-name="T3">myHealthChange</text:span><text:span text:style-name="T2">,</text:span></text:p>
      <text:p text:style-name="P5"><text:span text:style-name="T2"><text:s text:c="12"/></text:span><text:span text:style-name="T4">int</text:span><text:span text:style-name="T2"><text:s/></text:span><text:span text:style-name="T3">opponentHealthChange</text:span><text:span text:style-name="T2">, </text:span><text:span text:style-name="T4">int</text:span><text:span text:style-name="T2"><text:s/></text:span><text:span text:style-name="T3">cardDraw</text:span><text:span text:style-name="T2">) {</text:span></text:p>
      <text:p text:style-name="P5"><text:span text:style-name="T2"><text:s text:c="12"/></text:span><text:span text:style-name="T1">this</text:span><text:span text:style-name="T2">.</text:span><text:span text:style-name="T3">cardNumber</text:span><text:span text:style-name="T2"><text:s/>= </text:span><text:span text:style-name="T3">cardNumber</text:span><text:span text:style-name="T2">;</text:span></text:p>
      <text:p text:style-name="P5"><text:span text:style-name="T2"><text:s text:c="12"/></text:span><text:span text:style-name="T1">this</text:span><text:span text:style-name="T2">.</text:span><text:span text:style-name="T3">instanceId</text:span><text:span text:style-name="T2"><text:s/>= </text:span><text:span text:style-name="T3">instanceId</text:span><text:span text:style-name="T2">;</text:span></text:p>
      <text:p text:style-name="P6"><text:span text:style-name="T3"><text:s text:c="12"/></text:span><text:span text:style-name="T1">this</text:span><text:span text:style-name="T3">.</text:span><text:span text:style-name="T5">location</text:span><text:span text:style-name="T3"><text:s/>= </text:span><text:span text:style-name="T5">location</text:span><text:span text:style-name="T3">;</text:span></text:p>
      <text:p text:style-name="P6"><text:span text:style-name="T3"><text:s text:c="12"/></text:span><text:span text:style-name="T1">this</text:span><text:span text:style-name="T3">.</text:span><text:span text:style-name="T5">cardType</text:span><text:span text:style-name="T3"><text:s/>= </text:span><text:span text:style-name="T5">cardType</text:span><text:span text:style-name="T3">;</text:span></text:p>
      <text:p text:style-name="P6"><text:span text:style-name="T3"><text:s text:c="12"/></text:span><text:span text:style-name="T1">this</text:span><text:span text:style-name="T3">.</text:span><text:span text:style-name="T5">cost</text:span><text:span text:style-name="T3"><text:s/>= </text:span><text:span text:style-name="T5">cost</text:span><text:span text:style-name="T3">;</text:span></text:p>
      <text:p text:style-name="P6"><text:span text:style-name="T3"><text:s text:c="12"/></text:span><text:span text:style-name="T1">this</text:span><text:span text:style-name="T3">.</text:span><text:span text:style-name="T5">attack</text:span><text:span text:style-name="T3"><text:s/>= </text:span><text:span text:style-name="T5">attack</text:span><text:span text:style-name="T3">;</text:span></text:p>
      <text:p text:style-name="P6"><text:span text:style-name="T3"><text:s text:c="12"/></text:span><text:span text:style-name="T1">this</text:span><text:span text:style-name="T3">.</text:span><text:span text:style-name="T5">defense</text:span><text:span text:style-name="T3"><text:s/>= </text:span><text:span text:style-name="T5">defense</text:span><text:span text:style-name="T3">;</text:span></text:p>
      <text:p text:style-name="P5"><text:span text:style-name="T2"><text:s text:c="12"/></text:span><text:span text:style-name="T1">this</text:span><text:span text:style-name="T2">.</text:span><text:span text:style-name="T3">abilities</text:span><text:span text:style-name="T2"><text:s/>= </text:span><text:span text:style-name="T3">abilities</text:span><text:span text:style-name="T2">;</text:span></text:p>
      <text:p text:style-name="P5"><text:span text:style-name="T2"><text:s text:c="12"/></text:span><text:span text:style-name="T1">this</text:span><text:span text:style-name="T2">.</text:span><text:span text:style-name="T3">myHealthChange</text:span><text:span text:style-name="T2"><text:s/>= </text:span><text:span text:style-name="T3">myHealthChange</text:span><text:span text:style-name="T2">;</text:span></text:p>
      <text:p text:style-name="P5"><text:span text:style-name="T2"><text:s text:c="12"/></text:span><text:span text:style-name="T1">this</text:span><text:span text:style-name="T2">.</text:span><text:span text:style-name="T3">opponentHealthChange</text:span><text:span text:style-name="T2"><text:s/>= </text:span><text:span text:style-name="T3">opponentHealthChange</text:span><text:span text:style-name="T2">;</text:span></text:p>
      <text:p text:style-name="P6"><text:span text:style-name="T3"><text:s text:c="12"/></text:span><text:span text:style-name="T1">this</text:span><text:span text:style-name="T3">.</text:span><text:span text:style-name="T5">cardDraw</text:span><text:span text:style-name="T3"><text:s/>= </text:span><text:span text:style-name="T5">cardDraw</text:span><text:span text:style-name="T3">;</text:span></text:p>
      <text:p text:style-name="P6"><text:span text:style-name="T3"><text:s text:c="4"/>}</text:span></text:p>
      <text:p text:style-name="P6"><text:span text:style-name="T3">}</text:span></text:p>
      <text:p text:style-name="P3"><text:span text:style-name="T3"/></text:p>
      <text:p text:style-name="P2"><text:span text:style-name="T3">public</text:span><text:span text:style-name="T2"><text:s/></text:span><text:span text:style-name="T3">class</text:span><text:span text:style-name="T2"><text:s/></text:span><text:span text:style-name="T4">Hand</text:span><text:span text:style-name="T2"><text:s/>{</text:span></text:p>
      <text:p text:style-name="P6"><text:span text:style-name="T3"><text:s text:c="4"/></text:span><text:span text:style-name="T1">private</text:span><text:span text:style-name="T3"><text:s/></text:span><text:span text:style-name="T4">Card</text:span><text:span text:style-name="T3">[] </text:span><text:span text:style-name="T5">cards</text:span><text:span text:style-name="T3">;</text:span></text:p>
      <text:p text:style-name="P3"><text:span text:style-name="T3"/></text:p>
      <text:p text:style-name="P6"><text:span text:style-name="T3"><text:s text:c="4"/></text:span><text:span text:style-name="T1">public</text:span><text:span text:style-name="T3"><text:s/></text:span><text:span text:style-name="T7">Hand</text:span><text:span text:style-name="T3">(</text:span><text:span text:style-name="T4">Card</text:span><text:span text:style-name="T3">[] </text:span><text:span text:style-name="T5">cards</text:span><text:span text:style-name="T3">) {</text:span></text:p>
      <text:p text:style-name="P6"><text:span text:style-name="T3"><text:s text:c="8"/></text:span><text:span text:style-name="T1">this</text:span><text:span text:style-name="T3">.</text:span><text:span text:style-name="T5">cards</text:span><text:span text:style-name="T3"><text:s/>= </text:span><text:span text:style-name="T1">null</text:span><text:span text:style-name="T3">;</text:span></text:p>
      <text:p text:style-name="P6"><text:span text:style-name="T3"><text:s text:c="4"/>}</text:span></text:p>
      <text:p text:style-name="P3"><text:span text:style-name="T3"/></text:p>
      <text:p text:style-name="P6"><text:span text:style-name="T3"><text:s text:c="4"/></text:span><text:span text:style-name="T1">public</text:span><text:span text:style-name="T3"><text:s/></text:span><text:span text:style-name="T4">void</text:span><text:span text:style-name="T3"><text:s/></text:span><text:span text:style-name="T7">addCard</text:span><text:span text:style-name="T3">(</text:span><text:span text:style-name="T4">Card</text:span><text:span text:style-name="T3"><text:s/></text:span><text:span text:style-name="T5">cardToAdd</text:span><text:span text:style-name="T3">) {</text:span></text:p>
      <text:p text:style-name="P6"><text:span text:style-name="T3"><text:s text:c="8"/></text:span><text:span text:style-name="T8">if</text:span><text:span text:style-name="T3"><text:s/>(</text:span><text:span text:style-name="T5">cards</text:span><text:span text:style-name="T3"><text:s/>== </text:span><text:span text:style-name="T1">null</text:span><text:span text:style-name="T3">) {</text:span></text:p>
      <text:p text:style-name="P4"><text:span text:style-name="T2"><text:s text:c="12"/></text:span><text:span text:style-name="T5">cards</text:span><text:span text:style-name="T2"><text:s/>= </text:span><text:span text:style-name="T8">new</text:span><text:span text:style-name="T2"><text:s/></text:span><text:span text:style-name="T4">Card</text:span><text:span text:style-name="T2">[]{</text:span><text:span text:style-name="T5">cardToAdd</text:span><text:span text:style-name="T2">}; </text:span><text:span text:style-name="T3">// Création d'un nouveau tableau pour une seule carte</text:span></text:p>
      <text:p text:style-name="P6"><text:span text:style-name="T3"><text:s text:c="8"/>} </text:span><text:span text:style-name="T8">else</text:span><text:span text:style-name="T3"><text:s/>{</text:span></text:p>
      <text:p text:style-name="P5"><text:span text:style-name="T2"><text:s text:c="12"/></text:span><text:span text:style-name="T4">int</text:span><text:span text:style-name="T2"><text:s/></text:span><text:span text:style-name="T3">currentSize</text:span><text:span text:style-name="T2"><text:s/>= </text:span><text:span text:style-name="T3">cards</text:span><text:span text:style-name="T2">.</text:span><text:span text:style-name="T9">length</text:span><text:span text:style-name="T2">;</text:span></text:p>
      <text:p text:style-name="P6"><text:span text:style-name="T3"><text:s text:c="12"/></text:span><text:span text:style-name="T4">Card</text:span><text:span text:style-name="T3">[] </text:span><text:span text:style-name="T5">newHand</text:span><text:span text:style-name="T3"><text:s/>= </text:span><text:span text:style-name="T8">new</text:span><text:span text:style-name="T3"><text:s/></text:span><text:span text:style-name="T4">Card</text:span><text:span text:style-name="T3">[</text:span><text:span text:style-name="T5">currentSize</text:span><text:span text:style-name="T3"><text:s/>+ </text:span><text:span text:style-name="T10">1</text:span><text:span text:style-name="T3">];</text:span></text:p>
      <text:p text:style-name="P3"><text:span text:style-name="T3"/></text:p>
      <text:p text:style-name="P4"><text:span text:style-name="T2"><text:s text:c="12"/></text:span><text:span text:style-name="T3">// Copie des cartes actuelles dans le nouveau tableau</text:span></text:p>
      <text:p text:style-name="P6"><text:span text:style-name="T3"><text:s text:c="12"/></text:span><text:span text:style-name="T6">System</text:span><text:span text:style-name="T3">.</text:span><text:span text:style-name="T11">arraycopy</text:span><text:span text:style-name="T3">(</text:span><text:span text:style-name="T5">cards</text:span><text:span text:style-name="T3">, </text:span><text:span text:style-name="T10">0</text:span><text:span text:style-name="T3">, </text:span><text:span text:style-name="T5">newHand</text:span><text:span text:style-name="T3">, </text:span><text:span text:style-name="T10">0</text:span><text:span text:style-name="T3">, </text:span><text:span text:style-name="T5">currentSize</text:span><text:span text:style-name="T3">);</text:span></text:p>
      <text:p text:style-name="P3"><text:span text:style-name="T3"/></text:p>
      <text:p text:style-name="P4"><text:span text:style-name="T2"><text:s text:c="12"/></text:span><text:span text:style-name="T3">// Ajout de la nouvelle carte à la fin du tableau</text:span></text:p>
      <text:p text:style-name="P5"><text:span text:style-name="T2"><text:s text:c="12"/></text:span><text:span text:style-name="T3">newHand</text:span><text:span text:style-name="T2">[</text:span><text:span text:style-name="T3">currentSize</text:span><text:span text:style-name="T2">] = </text:span><text:span text:style-name="T3">cardToAdd</text:span><text:span text:style-name="T2">;</text:span></text:p>
      <text:p text:style-name="P3"><text:span text:style-name="T3"/></text:p>
      <text:p text:style-name="P4"><text:span text:style-name="T2"><text:s text:c="12"/></text:span><text:span text:style-name="T3">// Remplacement du tableau de cartes par le nouveau</text:span></text:p>
      <text:p text:style-name="P6"><text:span text:style-name="T3"><text:s text:c="12"/></text:span><text:span text:style-name="T5">cards</text:span><text:span text:style-name="T3"><text:s/>= </text:span><text:span text:style-name="T5">newHand</text:span><text:span text:style-name="T3">;</text:span></text:p>
      <text:p text:style-name="P6"><text:span text:style-name="T3"><text:s text:c="12"/>}</text:span></text:p>
      <text:p text:style-name="P6"><text:span text:style-name="T3"><text:s text:c="8"/>}</text:span></text:p>
      <text:p text:style-name="P6"><text:span text:style-name="T3">}</text:span></text:p>
      <text:p text:style-name="P3"><text:span text:style-name="T3"/></text:p>
      <text:p text:style-name="P1"><text:span text:style-name="T1">class</text:span><text:span text:style-name="T2"><text:s/></text:span><text:span text:style-name="T3">Player</text:span><text:span text:style-name="T2"><text:s/>{</text:span></text:p>
      <text:p text:style-name="P3"><text:span text:style-name="T3"/></text:p>
      <text:p text:style-name="P2"><text:span text:style-name="T2"><text:s text:c="4"/></text:span><text:span text:style-name="T3">public</text:span><text:span text:style-name="T2"><text:s/></text:span><text:span text:style-name="T3">static</text:span><text:span text:style-name="T2"><text:s/></text:span><text:span text:style-name="T4">int</text:span><text:span text:style-name="T2"><text:s/></text:span><text:span text:style-name="T11">evaluateCard</text:span><text:span text:style-name="T2">() {</text:span></text:p>
      <text:p text:style-name="P6"><text:span text:style-name="T3"><text:s text:c="8"/></text:span><text:span text:style-name="T4">Random</text:span><text:span text:style-name="T3"><text:s/></text:span><text:span text:style-name="T5">rand</text:span><text:span text:style-name="T3"><text:s/>= </text:span><text:span text:style-name="T8">new</text:span><text:span text:style-name="T3"><text:s/></text:span><text:span text:style-name="T7">Random</text:span><text:span text:style-name="T3">(); </text:span></text:p>
      <text:p text:style-name="P6"><text:span text:style-name="T3"><text:s text:c="8"/></text:span><text:span text:style-name="T8">return</text:span><text:span text:style-name="T3"><text:s/></text:span><text:span text:style-name="T5">rand</text:span><text:span text:style-name="T3">.</text:span><text:span text:style-name="T7">nextInt</text:span><text:span text:style-name="T3">(</text:span><text:span text:style-name="T10">3</text:span><text:span text:style-name="T3">);</text:span></text:p>
      <text:p text:style-name="P6"><text:span text:style-name="T3"><text:s text:c="4"/>}</text:span></text:p>
      <text:p text:style-name="P3"><text:span text:style-name="T3"/></text:p>
      <text:p text:style-name="P6"><text:span text:style-name="T3"><text:s text:c="4"/></text:span><text:span text:style-name="T1">public</text:span><text:span text:style-name="T3"><text:s/></text:span><text:span text:style-name="T1">static</text:span><text:span text:style-name="T3"><text:s/></text:span><text:span text:style-name="T4">void</text:span><text:span text:style-name="T3"><text:s/></text:span><text:span text:style-name="T11">main</text:span><text:span text:style-name="T3">(</text:span><text:span text:style-name="T6">String</text:span><text:span text:style-name="T3"><text:s/></text:span><text:span text:style-name="T5">args</text:span><text:span text:style-name="T3">[]) {</text:span></text:p>
      <text:p text:style-name="P4"><text:span text:style-name="T2"><text:s text:c="8"/></text:span><text:span text:style-name="T3">// Initializating variable</text:span></text:p>
      <text:p text:style-name="P3"><text:span text:style-name="T3"/></text:p>
      <text:p text:style-name="P6"><text:span text:style-name="T3"><text:s text:c="8"/></text:span><text:span text:style-name="T4">int</text:span><text:span text:style-name="T3"><text:s/></text:span><text:span text:style-name="T5">turnCount</text:span><text:span text:style-name="T3"><text:s/>= </text:span><text:span text:style-name="T10">0</text:span><text:span text:style-name="T3">;</text:span></text:p>
      <text:p text:style-name="P6"><text:span text:style-name="T3"><text:s text:c="8"/></text:span><text:span text:style-name="T6">Scanner</text:span><text:span text:style-name="T3"><text:s/></text:span><text:span text:style-name="T5">in</text:span><text:span text:style-name="T3"><text:s/>= </text:span><text:span text:style-name="T8">new</text:span><text:span text:style-name="T3"><text:s/></text:span><text:span text:style-name="T7">Scanner</text:span><text:span text:style-name="T3">(</text:span><text:span text:style-name="T6">System</text:span><text:span text:style-name="T3">.</text:span><text:span text:style-name="T12">in</text:span><text:span text:style-name="T3">);</text:span></text:p>
      <text:p text:style-name="P3"><text:span text:style-name="T3"/></text:p>
      <text:p text:style-name="P3"><text:span text:style-name="T3"/></text:p>
      <text:p text:style-name="P4"><text:span text:style-name="T2"><text:s text:c="8"/></text:span><text:span text:style-name="T3">// game loop</text:span></text:p>
      <text:p text:style-name="P6"><text:span text:style-name="T3"><text:s text:c="8"/></text:span><text:span text:style-name="T8">while</text:span><text:span text:style-name="T3"><text:s/>(</text:span><text:span text:style-name="T1">true</text:span><text:span text:style-name="T3">) {</text:span></text:p>
      <text:p text:style-name="P6"><text:span text:style-name="T3"><text:s text:c="12"/></text:span><text:span text:style-name="T8">for</text:span><text:span text:style-name="T3"><text:s/>(</text:span><text:span text:style-name="T4">int</text:span><text:span text:style-name="T3"><text:s/></text:span><text:span text:style-name="T5">i</text:span><text:span text:style-name="T3"><text:s/>= </text:span><text:span text:style-name="T10">0</text:span><text:span text:style-name="T3">; </text:span><text:span text:style-name="T5">i</text:span><text:span text:style-name="T3"><text:s/>&lt; </text:span><text:span text:style-name="T10">2</text:span><text:span text:style-name="T3">; </text:span><text:span text:style-name="T5">i</text:span><text:span text:style-name="T3">++) {</text:span></text:p>
      <text:p text:style-name="P6"><text:span text:style-name="T3"><text:s text:c="16"/></text:span><text:span text:style-name="T4">int</text:span><text:span text:style-name="T3"><text:s/></text:span><text:span text:style-name="T5">playerHealth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playerMana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playerDeck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playerRune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playerDraw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2"/>}</text:span></text:p>
      <text:p text:style-name="P6"><text:span text:style-name="T3"><text:s text:c="12"/></text:span><text:span text:style-name="T4">int</text:span><text:span text:style-name="T3"><text:s/></text:span><text:span text:style-name="T5">opponentHand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2"/></text:span><text:span text:style-name="T4">int</text:span><text:span text:style-name="T3"><text:s/></text:span><text:span text:style-name="T5">opponentActions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2"/></text:span><text:span text:style-name="T8">if</text:span><text:span text:style-name="T3"><text:s/>(</text:span><text:span text:style-name="T5">in</text:span><text:span text:style-name="T3">.</text:span><text:span text:style-name="T7">hasNextLine</text:span><text:span text:style-name="T3">()) {</text:span></text:p>
      <text:p text:style-name="P6"><text:span text:style-name="T3"><text:s text:c="16"/></text:span><text:span text:style-name="T5">in</text:span><text:span text:style-name="T3">.</text:span><text:span text:style-name="T7">nextLine</text:span><text:span text:style-name="T3">();</text:span></text:p>
      <text:p text:style-name="P6"><text:span text:style-name="T3"><text:s text:c="12"/>}</text:span></text:p>
      <text:p text:style-name="P6"><text:span text:style-name="T3"><text:s text:c="12"/></text:span><text:span text:style-name="T8">for</text:span><text:span text:style-name="T3"><text:s/>(</text:span><text:span text:style-name="T4">int</text:span><text:span text:style-name="T3"><text:s/></text:span><text:span text:style-name="T5">i</text:span><text:span text:style-name="T3"><text:s/>= </text:span><text:span text:style-name="T10">0</text:span><text:span text:style-name="T3">; </text:span><text:span text:style-name="T5">i</text:span><text:span text:style-name="T3"><text:s/>&lt; </text:span><text:span text:style-name="T5">opponentActions</text:span><text:span text:style-name="T3">; </text:span><text:span text:style-name="T5">i</text:span><text:span text:style-name="T3">++) {</text:span></text:p>
      <text:p text:style-name="P6"><text:span text:style-name="T3"><text:s text:c="16"/></text:span><text:span text:style-name="T6">String</text:span><text:span text:style-name="T3"><text:s/></text:span><text:span text:style-name="T5">cardNumberAndAction</text:span><text:span text:style-name="T3"><text:s/>= </text:span><text:span text:style-name="T5">in</text:span><text:span text:style-name="T3">.</text:span><text:span text:style-name="T7">nextLine</text:span><text:span text:style-name="T3">();</text:span></text:p>
      <text:p text:style-name="P6"><text:span text:style-name="T3"><text:s text:c="12"/>}</text:span></text:p>
      <text:p text:style-name="P6"><text:span text:style-name="T3"><text:s text:c="12"/></text:span><text:span text:style-name="T4">Hand</text:span><text:span text:style-name="T3"><text:s/></text:span><text:span text:style-name="T5">hand</text:span><text:span text:style-name="T3"><text:s/>= </text:span><text:span text:style-name="T8">new</text:span><text:span text:style-name="T3"><text:s/></text:span><text:span text:style-name="T7">Hand</text:span><text:span text:style-name="T3">(</text:span><text:span text:style-name="T1">null</text:span><text:span text:style-name="T3">);</text:span></text:p>
      <text:p text:style-name="P6"><text:span text:style-name="T3"><text:s text:c="12"/></text:span><text:span text:style-name="T4">int</text:span><text:span text:style-name="T3"><text:s/></text:span><text:span text:style-name="T5">cardCount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2"/></text:span><text:span text:style-name="T8">for</text:span><text:span text:style-name="T3"><text:s/>(</text:span><text:span text:style-name="T4">int</text:span><text:span text:style-name="T3"><text:s/></text:span><text:span text:style-name="T5">i</text:span><text:span text:style-name="T3"><text:s/>= </text:span><text:span text:style-name="T10">0</text:span><text:span text:style-name="T3">; </text:span><text:span text:style-name="T5">i</text:span><text:span text:style-name="T3"><text:s/>&lt; </text:span><text:span text:style-name="T5">cardCount</text:span><text:span text:style-name="T3">; </text:span><text:span text:style-name="T5">i</text:span><text:span text:style-name="T3">++) {</text:span></text:p>
      <text:p text:style-name="P6"><text:span text:style-name="T3"><text:s text:c="16"/></text:span><text:span text:style-name="T4">int</text:span><text:span text:style-name="T3"><text:s/></text:span><text:span text:style-name="T5">cardNumber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instanceId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location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cardType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cost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attack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defense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6">String</text:span><text:span text:style-name="T3"><text:s/></text:span><text:span text:style-name="T5">abilities</text:span><text:span text:style-name="T3"><text:s/>= </text:span><text:span text:style-name="T5">in</text:span><text:span text:style-name="T3">.</text:span><text:span text:style-name="T7">nex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myHealthChange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opponentHealthChange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6"><text:span text:style-name="T3"><text:s text:c="16"/></text:span><text:span text:style-name="T4">int</text:span><text:span text:style-name="T3"><text:s/></text:span><text:span text:style-name="T5">cardDraw</text:span><text:span text:style-name="T3"><text:s/>= </text:span><text:span text:style-name="T5">in</text:span><text:span text:style-name="T3">.</text:span><text:span text:style-name="T7">nextInt</text:span><text:span text:style-name="T3">();</text:span></text:p>
      <text:p text:style-name="P3"><text:span text:style-name="T3"/></text:p>
      <text:p text:style-name="P5"><text:span text:style-name="T2"><text:s text:c="16"/></text:span><text:span text:style-name="T4">Card</text:span><text:span text:style-name="T2"><text:s/></text:span><text:span text:style-name="T3">currentCard</text:span><text:span text:style-name="T2"><text:s/>= </text:span><text:span text:style-name="T8">new</text:span><text:span text:style-name="T2"><text:s/></text:span><text:span text:style-name="T7">Card</text:span><text:span text:style-name="T2">(</text:span><text:span text:style-name="T3">cardNumber</text:span><text:span text:style-name="T2">, </text:span><text:span text:style-name="T3">instanceId</text:span><text:span text:style-name="T2">, </text:span><text:span text:style-name="T3">location</text:span><text:span text:style-name="T2">, </text:span><text:span text:style-name="T3">cardType</text:span><text:span text:style-name="T2">, </text:span><text:span text:style-name="T3">cost</text:span><text:span text:style-name="T2">, </text:span><text:span text:style-name="T3">attack</text:span><text:span text:style-name="T2">, </text:span><text:span text:style-name="T3">defense</text:span><text:span text:style-name="T2">, </text:span><text:span text:style-name="T3">abilities</text:span><text:span text:style-name="T2">, </text:span><text:span text:style-name="T3">myHealthChange</text:span><text:span text:style-name="T2">, </text:span><text:span text:style-name="T3">opponentHealthChange</text:span><text:span text:style-name="T2">, </text:span><text:span text:style-name="T3">cardDraw</text:span><text:span text:style-name="T2">);</text:span></text:p>
      <text:p text:style-name="P6"><text:span text:style-name="T3"><text:s text:c="16"/></text:span><text:span text:style-name="T5">hand</text:span><text:span text:style-name="T3">.</text:span><text:span text:style-name="T7">addCard</text:span><text:span text:style-name="T3">(</text:span><text:span text:style-name="T5">currentCard</text:span><text:span text:style-name="T3">);</text:span></text:p>
      <text:p text:style-name="P6"><text:span text:style-name="T3"><text:s text:c="12"/>}</text:span></text:p>
      <text:p text:style-name="P3"><text:span text:style-name="T3"/></text:p>
      <text:p text:style-name="P7"><text:span text:style-name="T2"><text:s text:c="12"/></text:span><text:span text:style-name="T6">System</text:span><text:span text:style-name="T2">.</text:span><text:span text:style-name="T12">err</text:span><text:span text:style-name="T2">.</text:span><text:span text:style-name="T7">println</text:span><text:span text:style-name="T2">(</text:span><text:span text:style-name="T3">"Number of card in hand : "</text:span><text:span text:style-name="T2"><text:s/>+ </text:span><text:span text:style-name="T5">hand</text:span><text:span text:style-name="T2">.</text:span><text:span text:style-name="T5">cards</text:span><text:span text:style-name="T2">.</text:span><text:span text:style-name="T5">length</text:span><text:span text:style-name="T2">);</text:span></text:p>
      <text:p text:style-name="P3"><text:span text:style-name="T3"/></text:p>
      <text:p text:style-name="P4"><text:span text:style-name="T2"><text:s text:c="12"/></text:span><text:span text:style-name="T3">/// Draft Phase</text:span></text:p>
      <text:p text:style-name="P6"><text:span text:style-name="T3"><text:s text:c="12"/></text:span><text:span text:style-name="T8">if</text:span><text:span text:style-name="T3"><text:s/>(</text:span><text:span text:style-name="T5">turnCount</text:span><text:span text:style-name="T3"><text:s/>&lt; </text:span><text:span text:style-name="T10">30</text:span><text:span text:style-name="T3">) {</text:span></text:p>
      <text:p text:style-name="P3"><text:span text:style-name="T3"/></text:p>
      <text:p text:style-name="P4"><text:span text:style-name="T2"><text:s text:c="12"/></text:span><text:span text:style-name="T3">// Picking random card</text:span></text:p>
      <text:p text:style-name="P6"><text:span text:style-name="T3"><text:s text:c="12"/></text:span><text:span text:style-name="T6">System</text:span><text:span text:style-name="T3">.</text:span><text:span text:style-name="T12">out</text:span><text:span text:style-name="T3">.</text:span><text:span text:style-name="T7">println</text:span><text:span text:style-name="T3">(</text:span><text:span text:style-name="T13">"PICK "</text:span><text:span text:style-name="T3"><text:s/>+ </text:span><text:span text:style-name="T11">evaluateCard</text:span><text:span text:style-name="T3">());</text:span></text:p>
      <text:p text:style-name="P6"><text:span text:style-name="T3"><text:s text:c="12"/></text:span><text:span text:style-name="T6">System</text:span><text:span text:style-name="T3">.</text:span><text:span text:style-name="T12">err</text:span><text:span text:style-name="T3">.</text:span><text:span text:style-name="T7">println</text:span><text:span text:style-name="T3">(</text:span><text:span text:style-name="T13">"We are in draft "</text:span><text:span text:style-name="T3"><text:s/>+ </text:span><text:span text:style-name="T5">turnCount</text:span><text:span text:style-name="T3">);</text:span></text:p>
      <text:p text:style-name="P3"><text:span text:style-name="T3"/></text:p>
      <text:p text:style-name="P3"><text:span text:style-name="T3"/></text:p>
      <text:p text:style-name="P6"><text:span text:style-name="T3"><text:s text:c="12"/>} </text:span><text:span text:style-name="T8">else</text:span><text:span text:style-name="T3"><text:s/>{</text:span></text:p>
      <text:p text:style-name="P4"><text:span text:style-name="T2"><text:s text:c="12"/></text:span><text:span text:style-name="T3">// TODO : Play after draft</text:span></text:p>
      <text:p text:style-name="P7"><text:span text:style-name="T2"><text:s text:c="12"/></text:span><text:span text:style-name="T6">System</text:span><text:span text:style-name="T2">.</text:span><text:span text:style-name="T12">err</text:span><text:span text:style-name="T2">.</text:span><text:span text:style-name="T7">println</text:span><text:span text:style-name="T2">(</text:span><text:span text:style-name="T3">"We are now in game "</text:span><text:span text:style-name="T2"><text:s/>+ </text:span><text:span text:style-name="T5">turnCount</text:span><text:span text:style-name="T2">);</text:span></text:p>
      <text:p text:style-name="P6"><text:span text:style-name="T3"><text:s text:c="12"/>}</text:span></text:p>
      <text:p text:style-name="P3"><text:span text:style-name="T3"/></text:p>
      <text:p text:style-name="P6"><text:span text:style-name="T3"><text:s text:c="12"/></text:span><text:span text:style-name="T5">turnCount</text:span><text:span text:style-name="T3"><text:s/>++;</text:span></text:p>
      <text:p text:style-name="P6"><text:span text:style-name="T3"><text:s text:c="8"/>}</text:span></text:p>
      <text:p text:style-name="P6"><text:span text:style-name="T3"><text:s text:c="4"/>}</text:span></text:p>
      <text:p text:style-name="P6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